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041898072896cm 3.7102576895794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2cm" svg:height="0.661cm" draw:transform="rotate (-2.15687788961459) translate (4.150791145399cm 7.55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3.02479999097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0.902cm" svg:height="0.661cm" draw:transform="skewX (0.001221730476396) rotate (-2.1556561591382) translate (4.169457318594cm 3.8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408cm" svg:height="3.565cm" draw:transform="rotate (-2.21063403057602) translate (7.099485838484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609) rotate (-2.1556561591382) translate (3.842790651928cm 3.50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) rotate (-2.1556561591382) translate (4.377790651928cm 5.82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6) rotate (-2.15652882376419) translate (7.117889580458cm 7.20442269509421cm)" svg:viewBox="0 0 903 661" svg:d="M528 644c136-64 328-219 366-367 34-139-27-185-184-243-156-57-352-32-459-3-277 72-309 187-173 369s314 309 450 244z">
          <text:p/>
        </draw:path>
        <draw:path draw:style-name="gr3" draw:text-style-name="P1" draw:layer="layout" svg:width="0.948cm" svg:height="1.669cm" svg:x="4.307cm" svg:y="7.64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204) rotate (-2.1556561591382) translate (5.3823069992838cm 7.75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8) translate (5.0536543014025cm 8.8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2:31.290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